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4d24" officeooo:paragraph-rsid="000c4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read and understand the Schwilk Lab Saefty Plan</text:p>
      <text:p text:style-name="P1"/>
      <text:p text:style-name="P1"/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>______________________________<text:tab/>___________________________________<text:tab/>___________</text:p>
      <text:p text:style-name="P1">Name<text:tab/><text:tab/><text:tab/><text:tab/><text:tab/> <text:s text:c="7"/><text:tab/>Signature<text:tab/><text:tab/><text:tab/><text:tab/><text:tab/>Da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Schwilk</meta:initial-creator>
    <meta:creation-date>2015-01-07T12:50:33.556508936</meta:creation-date>
    <dc:date>2015-01-07T12:53:05.684005049</dc:date>
    <dc:creator>Dylan Schwilk</dc:creator>
    <meta:editing-duration>PT2M32S</meta:editing-duration>
    <meta:editing-cycles>1</meta:editing-cycles>
    <meta:document-statistic meta:table-count="0" meta:image-count="0" meta:object-count="0" meta:page-count="1" meta:paragraph-count="27" meta:word-count="88" meta:character-count="1536" meta:non-whitespace-character-count="1254"/>
    <meta:generator>LibreOffice/4.3.3.2$Linux_X86_64 LibreOffice_project/430m0$Build-2</meta:generator>
  </office:meta>
</office:document-meta>
</file>